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66.99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2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shapes>
          <draw:frame draw:z-index="0" draw:style-name="gr1" draw:text-style-name="P1" svg:width="159.99mm" svg:height="89.99mm" svg:x="39.24mm" svg:y="140.98mm">
            <draw:object draw:notify-on-update-of-ranges="mongodb.B2:mongodb.B7 mongodb.J2:mongodb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18"/>
        <table:table-column table:style-name="co13" table:default-cell-style-name="ce18"/>
        <table:table-column table:style-name="co1" table:number-columns-repeated="7" table:default-cell-style-name="ce18"/>
        <table:table-column table:style-name="co14" table:number-columns-repeated="2" table:default-cell-style-name="ce18"/>
        <table:table-column table:style-name="co1" table:number-columns-repeated="1013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 (arrondi)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différenc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5" office:value-type="float" office:value="1028343572" calcext:value-type="float">
            <text:p>1.03E+09</text:p>
          </table:table-cell>
          <table:table-cell table:style-name="ce6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formula="of:=ROUND([.I2];2)" office:value-type="float" office:value="746.25" calcext:value-type="float">
            <text:p>746.25</text:p>
          </table:table-cell>
          <table:table-cell table:formula="of:=[.J2]/60" office:value-type="float" office:value="12.4375" calcext:value-type="float">
            <text:p>12.4375</text:p>
          </table:table-cell>
          <table:table-cell table:number-columns-repeated="2"/>
          <table:table-cell table:formula="of:=STDEV([.D2:.H2])" office:value-type="float" office:value="3.52760631306841" calcext:value-type="float">
            <text:p>3.52760631306841</text:p>
          </table:table-cell>
          <table:table-cell table:formula="of:=VAR([.D2:.H2])" office:value-type="float" office:value="12.4440063000001" calcext:value-type="float">
            <text:p>12.4440063000001</text:p>
          </table:table-cell>
          <table:table-cell table:style-name="ce5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table:style-name="ce5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D3:.H3])" office:value-type="float" office:value="1519.325" calcext:value-type="float">
            <text:p>1519.325</text:p>
          </table:table-cell>
          <table:table-cell table:formula="of:=ROUND([.I3];2)" office:value-type="float" office:value="1519.33" calcext:value-type="float">
            <text:p>1519.33</text:p>
          </table:table-cell>
          <table:table-cell table:formula="of:=[.J3]/60" office:value-type="float" office:value="25.3221666666667" calcext:value-type="float">
            <text:p>25.3221666666667</text:p>
          </table:table-cell>
          <table:table-cell table:formula="of:=[.J3] - [.J2]" office:value-type="float" office:value="773.08" calcext:value-type="float">
            <text:p>773.08</text:p>
          </table:table-cell>
          <table:table-cell table:formula="of:=[.J3]/[.J2]" office:value-type="float" office:value="2.03595309882747" calcext:value-type="float">
            <text:p>2.03595309882747</text:p>
          </table:table-cell>
          <table:table-cell table:formula="of:=STDEV([.D3:.H3])" office:value-type="float" office:value="23.2864711517224" calcext:value-type="float">
            <text:p>23.2864711517224</text:p>
          </table:table-cell>
          <table:table-cell table:formula="of:=VAR([.D3:.H3])" office:value-type="float" office:value="542.259738699998" calcext:value-type="float">
            <text:p>542.2597386999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style-name="ce5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9" calcext:value-type="float">
            <text:p>2277.759</text:p>
          </table:table-cell>
          <table:table-cell office:value-type="float" office:value="2266.553" calcext:value-type="float">
            <text:p>2266.553</text:p>
          </table:table-cell>
          <table:table-cell office:value-type="float" office:value="2272.922" calcext:value-type="float">
            <text:p>2272.92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2" calcext:value-type="float">
            <text:p>2272.922</text:p>
          </table:table-cell>
          <table:table-cell table:formula="of:=ROUND([.I4];2)" office:value-type="float" office:value="2272.92" calcext:value-type="float">
            <text:p>2272.92</text:p>
          </table:table-cell>
          <table:table-cell table:formula="of:=[.J4]/60" office:value-type="float" office:value="37.882" calcext:value-type="float">
            <text:p>37.882</text:p>
          </table:table-cell>
          <table:table-cell table:formula="of:=[.J4] - [.J3]" office:value-type="float" office:value="753.59" calcext:value-type="float">
            <text:p>753.59</text:p>
          </table:table-cell>
          <table:table-cell table:formula="of:=[.J4]/[.J3]" office:value-type="float" office:value="1.49600152698887" calcext:value-type="float">
            <text:p>1.49600152698887</text:p>
          </table:table-cell>
          <table:table-cell table:formula="of:=STDEV([.D4:.H4])" office:value-type="float" office:value="8.4697474401542" calcext:value-type="float">
            <text:p>8.4697474401542</text:p>
          </table:table-cell>
          <table:table-cell table:formula="of:=VAR([.D4:.H4])" office:value-type="float" office:value="71.7366216999987" calcext:value-type="float">
            <text:p>71.7366216999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style-name="ce5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5" calcext:value-type="float">
            <text:p>3056.695</text:p>
          </table:table-cell>
          <table:table-cell office:value-type="float" office:value="3075.971" calcext:value-type="float">
            <text:p>3075.971</text:p>
          </table:table-cell>
          <table:table-cell office:value-type="float" office:value="3127.809" calcext:value-type="float">
            <text:p>3127.809</text:p>
          </table:table-cell>
          <table:table-cell office:value-type="float" office:value="3046.188" calcext:value-type="float">
            <text:p>3046.188</text:p>
          </table:table-cell>
          <table:table-cell office:value-type="float" office:value="3059.59" calcext:value-type="float">
            <text:p>3059.59</text:p>
          </table:table-cell>
          <table:table-cell table:formula="of:=MEDIAN([.D5:.H5])" office:value-type="float" office:value="3059.59" calcext:value-type="float">
            <text:p>3059.59</text:p>
          </table:table-cell>
          <table:table-cell table:formula="of:=ROUND([.I5];2)" office:value-type="float" office:value="3059.59" calcext:value-type="float">
            <text:p>3059.59</text:p>
          </table:table-cell>
          <table:table-cell table:formula="of:=[.J5]/60" office:value-type="float" office:value="50.9931666666667" calcext:value-type="float">
            <text:p>50.9931666666667</text:p>
          </table:table-cell>
          <table:table-cell table:formula="of:=[.J5] - [.J4]" office:value-type="float" office:value="786.67" calcext:value-type="float">
            <text:p>786.67</text:p>
          </table:table-cell>
          <table:table-cell table:formula="of:=[.J5]/[.J4]" office:value-type="float" office:value="1.34610545025782" calcext:value-type="float">
            <text:p>1.34610545025782</text:p>
          </table:table-cell>
          <table:table-cell table:formula="of:=STDEV([.D5:.H5])" office:value-type="float" office:value="32.3152587379399" calcext:value-type="float">
            <text:p>32.3152587379399</text:p>
          </table:table-cell>
          <table:table-cell table:formula="of:=VAR([.D5:.H5])" office:value-type="float" office:value="1044.2759473" calcext:value-type="float">
            <text:p>1044.27594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table:style-name="ce5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table:number-columns-repeated="4"/>
          <table:table-cell table:formula="of:=MEDIAN([.D6:.H6])" office:value-type="float" office:value="3831.58" calcext:value-type="float">
            <text:p>3831.58</text:p>
          </table:table-cell>
          <table:table-cell table:formula="of:=ROUND([.I6];2)" office:value-type="float" office:value="3831.58" calcext:value-type="float">
            <text:p>3831.58</text:p>
          </table:table-cell>
          <table:table-cell table:formula="of:=[.J6]/60" office:value-type="float" office:value="63.8596666666667" calcext:value-type="float">
            <text:p>63.8596666666667</text:p>
          </table:table-cell>
          <table:table-cell table:formula="of:=[.J6] - [.J5]" office:value-type="float" office:value="771.99" calcext:value-type="float">
            <text:p>771.99</text:p>
          </table:table-cell>
          <table:table-cell table:formula="of:=[.J6]/[.J5]" office:value-type="float" office:value="1.25231812105544" calcext:value-type="float">
            <text:p>1.25231812105544</text:p>
          </table:table-cell>
          <table:table-cell table:formula="of:=STDEV([.D6:.H6])" office:value-type="string" office:string-value="" calcext:value-type="error">
            <text:p>#DIV/0!</text:p>
          </table:table-cell>
          <table:table-cell table:formula="of:=VAR([.D6:.H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table:style-name="ce5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4" calcext:value-type="float">
            <text:p>4696.274</text:p>
          </table:table-cell>
          <table:table-cell office:value-type="float" office:value="4684.976" calcext:value-type="float">
            <text:p>4684.976</text:p>
          </table:table-cell>
          <table:table-cell table:number-columns-repeated="2" office:value-type="float" office:value="4709.838" calcext:value-type="float">
            <text:p>4709.838</text:p>
          </table:table-cell>
          <table:table-cell office:value-type="float" office:value="4686.397" calcext:value-type="float">
            <text:p>4686.397</text:p>
          </table:table-cell>
          <table:table-cell table:formula="of:=MEDIAN([.D7:.H7])" office:value-type="float" office:value="4696.274" calcext:value-type="float">
            <text:p>4696.274</text:p>
          </table:table-cell>
          <table:table-cell table:formula="of:=ROUND([.I7];2)" office:value-type="float" office:value="4696.27" calcext:value-type="float">
            <text:p>4696.27</text:p>
          </table:table-cell>
          <table:table-cell table:formula="of:=[.J7]/60" office:value-type="float" office:value="78.2711666666667" calcext:value-type="float">
            <text:p>78.2711666666667</text:p>
          </table:table-cell>
          <table:table-cell table:formula="of:=[.J7] - [.J6]" office:value-type="float" office:value="864.690000000001" calcext:value-type="float">
            <text:p>864.690000000001</text:p>
          </table:table-cell>
          <table:table-cell table:formula="of:=[.J7]/[.J6]" office:value-type="float" office:value="1.22567452591359" calcext:value-type="float">
            <text:p>1.22567452591359</text:p>
          </table:table-cell>
          <table:table-cell table:formula="of:=STDEV([.D7:.H7])" office:value-type="float" office:value="12.1045082841063" calcext:value-type="float">
            <text:p>12.1045082841063</text:p>
          </table:table-cell>
          <table:table-cell table:formula="of:=VAR([.D7:.H7])" office:value-type="float" office:value="146.519120799999" calcext:value-type="float">
            <text:p>146.51912079999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STDEV([.L3:.L7])" office:value-type="float" office:value="43.3763170405236" calcext:value-type="float">
            <text:p>43.376317040523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6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mongo" table:style-name="ta1">
        <table:table-column table:style-name="co1" table:default-cell-style-name="Default"/>
        <table:table-row table:style-name="ro1">
          <table:table-cell/>
        </table:table-row>
      </table:table>
      <table:table table:name="aws-athena" table:style-name="ta1">
        <table:table-column table:style-name="co15" table:default-cell-style-name="ce18"/>
        <table:table-column table:style-name="co16" table:default-cell-style-name="ce18"/>
        <table:table-column table:style-name="co1" table:number-columns-repeated="6" table:default-cell-style-name="ce18"/>
        <table:table-column table:style-name="co17" table:default-cell-style-name="ce18"/>
        <table:table-column table:style-name="co1" table:number-columns-repeated="1015" table:default-cell-style-name="ce18"/>
        <table:table-row table:style-name="ro2">
          <table:table-cell office:value-type="string" calcext:value-type="string">
            <text:p/>
            <text:p>Essai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e (min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office:value-type="float" office:value="1766.13126302" calcext:value-type="float">
            <text:p>1766.13126302</text:p>
          </table:table-cell>
          <table:table-cell table:number-columns-repeated="3"/>
          <table:table-cell table:formula="of:=MEDIAN([.C3:.G3])" office:value-type="float" office:value="1832.22063151" calcext:value-type="float">
            <text:p>1832.22063151</text:p>
          </table:table-cell>
          <table:table-cell table:formula="of:=[.H3]/60" office:value-type="float" office:value="30.5370105251667" calcext:value-type="float">
            <text:p>30.5370105251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office:value-type="float" office:value="3622.10352111" calcext:value-type="float">
            <text:p>3622.10352111</text:p>
          </table:table-cell>
          <table:table-cell table:number-columns-repeated="3"/>
          <table:table-cell table:formula="of:=MEDIAN([.C4:.G4])" office:value-type="float" office:value="3577.879869105" calcext:value-type="float">
            <text:p>3577.879869105</text:p>
          </table:table-cell>
          <table:table-cell table:formula="of:=[.H4]/60" office:value-type="float" office:value="59.63133115175" calcext:value-type="float">
            <text:p>59.63133115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 office:value-type="float" office:value="5415.672" calcext:value-type="float">
            <text:p>5415.672</text:p>
          </table:table-cell>
          <table:table-cell table:number-columns-repeated="3"/>
          <table:table-cell table:formula="of:=MEDIAN([.C5:.G5])" office:value-type="float" office:value="5350.293474945" calcext:value-type="float">
            <text:p>5350.293474945</text:p>
          </table:table-cell>
          <table:table-cell table:formula="of:=[.H5]/60" office:value-type="float" office:value="89.17155791575" calcext:value-type="float">
            <text:p>89.17155791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 office:value-type="float" office:value="7658.8" calcext:value-type="float">
            <text:p>7658.8</text:p>
          </table:table-cell>
          <table:table-cell table:number-columns-repeated="3"/>
          <table:table-cell table:formula="of:=MEDIAN([.C6:.G6])" office:value-type="float" office:value="7443.84" calcext:value-type="float">
            <text:p>7443.84</text:p>
          </table:table-cell>
          <table:table-cell table:formula="of:=[.H6]/60" office:value-type="float" office:value="124.064" calcext:value-type="float">
            <text:p>124.0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 office:value-type="float" office:value="8984.873281" calcext:value-type="float">
            <text:p>8984.873281</text:p>
          </table:table-cell>
          <table:table-cell office:value-type="float" office:value="9245.555" calcext:value-type="float">
            <text:p>9245.555</text:p>
          </table:table-cell>
          <table:table-cell table:number-columns-repeated="3"/>
          <table:table-cell table:formula="of:=MEDIAN([.C7:.G7])" office:value-type="float" office:value="9115.2141405" calcext:value-type="float">
            <text:p>9115.2141405</text:p>
          </table:table-cell>
          <table:table-cell table:formula="of:=[.H7]/60" office:value-type="float" office:value="151.920235675" calcext:value-type="float">
            <text:p>151.920235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/02/2018 – 13/02/2018 (34600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Default"/>
        <table:table-column table:style-name="co19" table:default-cell-style-name="ce18"/>
        <table:table-column table:style-name="co20" table:default-cell-style-name="ce18"/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7:34:48.919151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30T16:25:02.805169932</dc:date>
    <meta:editing-duration>P3DT2H35M44S</meta:editing-duration>
    <meta:editing-cycles>38</meta:editing-cycles>
    <meta:document-statistic meta:table-count="10" meta:cell-count="5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table:cell-range-address="mongodb.B2:mongodb.B7 mongodb.J2:mongodb.J7" chart:data-source-has-labels="row" svg:x="1.331cm" svg:y="1.275cm" svg:width="11.345cm" svg:height="6.564cm">
          <chartooo:coordinate-region svg:x="2.323cm" svg:y="1.474cm" svg:width="9.61cm" svg:height="5.718cm"/>
          <chart:axis chart:dimension="x" chart:name="primary-x" chart:style-name="ch5">
            <chart:title svg:x="5.08cm" svg:y="8.019cm" chart:style-name="ch6">
              <text:p>Taille de données (octets)</text:p>
            </chart:title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mongodb.J2:mongodb.J7" loext:label-string="temps_median" chart:class="chart:scatter">
            <chart:domain table:cell-range-address="mongodb.B2:mongodb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  <draw:g>
                  <svg:desc>mongodb.B2:mongodb.B7</svg:desc>
                </draw:g>
              </table:table-cell>
              <table:table-cell office:value-type="float" office:value="746.25">
                <text:p>746.25</text:p>
                <draw:g>
                  <svg:desc>mongodb.J2:mongod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831.58">
                <text:p>3831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